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September 20, 2021 (10:47:2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item>
          <text:p text:style-name="P6">Add two constructors:</text:p>
          <text:list>
            <text:list-item>
              <text:p text:style-name="P6">a default, parameterless constructor: it does nothing</text:p>
            </text:list-item>
            <text:list-item>
              <text:p text:style-name="P6">a constructor with 1 parameter for radius: it initializes the radius attribute</text:p>
            </text:list-item>
          </text:list>
        </text:list-item>
        <text:list-item>
          <text:p text:style-name="P6">Add a <text:span text:style-name="NormalTok">ToString</text:span> method that returns the values of the radius, circumference and area of the circl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0T14:47:35Z</meta:creation-date>
    <dc:date>2021-09-20T14:47:35Z</dc:date>
    <meta:user-defined meta:name="date" meta:value-type="string">September  20, 2021 (10:47:2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